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1b9f72" officeooo:paragraph-rsid="001b9f72"/>
    </style:style>
    <style:style style:name="P2" style:family="paragraph" style:parent-style-name="Standard">
      <style:paragraph-properties fo:line-height="150%" fo:text-align="center" style:justify-single-word="false"/>
      <style:text-properties officeooo:rsid="001b9f72" officeooo:paragraph-rsid="001b9f72"/>
    </style:style>
    <style:style style:name="P3" style:family="paragraph" style:parent-style-name="Standard">
      <style:paragraph-properties fo:line-height="150%" fo:text-align="start" style:justify-single-word="false"/>
      <style:text-properties officeooo:rsid="001b9f72" officeooo:paragraph-rsid="001b9f72"/>
    </style:style>
    <style:style style:name="T1" style:family="text">
      <style:text-properties officeooo:rsid="001c86ef"/>
    </style:style>
    <style:style style:name="T2" style:family="text">
      <style:text-properties officeooo:rsid="001dfeb0"/>
    </style:style>
    <style:style style:name="T3" style:family="text">
      <style:text-properties officeooo:rsid="001f0f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ah Meeker</text:p>
      <text:p text:style-name="P1">RED ID: 821272563</text:p>
      <text:p text:style-name="P2">Assignment 5: Write-Up</text:p>
      <text:p text:style-name="P3"><text:tab/>For this assignment we were tasked with implementing the quicksort algorithm and mergesort algorithm in the Haskell programming language and a language of out choice. We were also tasked to compare the two languages via the time spent on the algorithms, readability, maintainability, and modularity. I decided to type the algorithms in C++ as I have more experience with this language. Do note, most of the algorithm implementation for both languages were taken from online sources as this assignment seemed to focus more on seeing the difference between the two languages than actually coding in them.</text:p>
      <text:p text:style-name="P3"><text:tab/>For the times, <text:span text:style-name="T1">it did seem Haskell performed </text:span><text:span text:style-name="T2">significantly better in processing the algorithms and sorting the arrays. However, it did trade processing power to do so. I noticed the ghc compiler was consuming 14GB of ram and maxed out CPU utilization to perform it tasks. Below are the times given by both languages.</text:span></text:p>
      <text:p text:style-name="P3"/>
      <text:p text:style-name="P3"><text:tab/><text:span text:style-name="T2">For readability, its a mix of the two. Haskell allows less lines to be typed to perform the same task. In C++, I needed to type 24 lines of readable code to perform what 3 lines were able to do in Haskell. </text:span><text:span text:style-name="T3">This is all well and good but unless the reader understands Haskell’s syntax, I believe the C++ implementation is a better as it follows common coding synta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23:23:07.652267110</meta:creation-date>
    <dc:date>2023-05-01T00:19:44.230943944</dc:date>
    <meta:editing-duration>PT25M55S</meta:editing-duration>
    <meta:editing-cycles>4</meta:editing-cycles>
    <meta:generator>LibreOffice/7.3.7.2$Linux_X86_64 LibreOffice_project/30$Build-2</meta:generator>
    <meta:document-statistic meta:table-count="0" meta:image-count="0" meta:object-count="0" meta:page-count="1" meta:paragraph-count="6" meta:word-count="227" meta:character-count="1334" meta:non-whitespace-character-count="1110"/>
  </office:meta>
</office:document-meta>
</file>